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code extraction.</text:p>
                  </text:list-item>
                  <text:list-item>
                    <text:p>And many mor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are pretty fast and should be used to distinguish between types instead.</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References</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T15H41M57S</meta:editing-duration>
    <meta:editing-cycles>25</meta:editing-cycles>
    <dc:date>2012-03-04T05:31:18</dc:date>
    <dc:creator>Mark Veltzer</dc:creator>
    <meta:generator>LibreOffice/3.4$Linux LibreOffice_project/340m1$Build-402</meta:generator>
    <meta:document-statistic meta:object-count="277"/>
  </office:meta>
</office:document-meta>
</file>